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25in"/>
    </style:style>
    <style:style style:name="P2" style:family="paragraph" style:parent-style-name="Text_20_body">
      <style:paragraph-properties style:line-height-at-least="0.25in"/>
      <style:text-properties fo:color="#333333" style:font-name-asian="Lucida Grande" style:font-size-asian="9.75pt"/>
    </style:style>
    <style:style style:name="P3" style:family="paragraph" style:parent-style-name="Text_20_body">
      <style:paragraph-properties style:line-height-at-least="0.25in"/>
      <style:text-properties fo:color="#333333"/>
    </style:style>
    <style:style style:name="P4" style:family="paragraph" style:parent-style-name="Text_20_body">
      <style:paragraph-properties style:line-height-at-least="0.25in"/>
      <style:text-properties fo:color="#333333" style:font-name="Lucida Grande" fo:font-size="9.75pt"/>
    </style:style>
    <style:style style:name="P5" style:family="paragraph" style:parent-style-name="Text_20_body">
      <style:paragraph-properties style:line-height-at-least="0.25in"/>
      <style:text-properties fo:color="#3333ff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color="#333333" style:font-name="Lucida Grande" fo:font-size="9.75pt"/>
    </style:style>
    <style:style style:name="T2" style:family="text">
      <style:text-properties fo:color="#333333" style:font-name-asian="Lucida Grande" style:font-size-asian="9.75pt"/>
    </style:style>
    <style:style style:name="T3" style:family="text">
      <style:text-properties fo:color="#ff0000" style:font-name="Lucida Grande" fo:font-size="9.75pt"/>
    </style:style>
    <style:style style:name="T4" style:family="text">
      <style:text-properties fo:color="#ff0000" style:font-name-asian="Lucida Grande" style:font-size-asian="9.75pt"/>
    </style:style>
    <style:style style:name="T5" style:family="text">
      <style:text-properties style:font-name="Lucida Grande" fo:font-size="9.75pt"/>
    </style:style>
    <style:style style:name="T6" style:family="text">
      <style:text-properties style:font-name-asian="Lucida Grande" style:font-size-asian="9.75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get</text:h>
      <text:p text:style-name="P6">wget 是一个从网络上自动下载文件的自由工具，支持通过 HTTP、HTTPS、FTP 三个最常见的 <text:a xlink:type="simple" xlink:href="https://baike.baidu.com/item/TCP%2FIP协议" office:target-frame-name="_blank" xlink:show="new" text:style-name="Internet_20_link" text:visited-style-name="Visited_20_Internet_20_Link">TCP/IP协议</text:a> 下载，并可以使用 HTTP 代理。"wget" 这个名称来源于 “World Wide Web” 与 “get” 的结合。</text:p>
      <text:p text:style-name="P6">所谓自动下载，是指 wget 可以在用户退出系统的之后在继续后台执行，直到下载任务完成。</text:p>
      <text:h text:style-name="Heading_20_1" text:outline-level="1">wget 命令用法详解</text:h>
      <text:p text:style-name="P6">2012年08月10日 09:07:37 <text:a xlink:type="simple" xlink:href="https://me.csdn.net/followingturing" office:target-frame-name="_blank" xlink:show="new" text:style-name="Internet_20_link" text:visited-style-name="Visited_20_Internet_20_Link">followingturing</text:a> 阅读数 729更多 </text:p>
      <text:p text:style-name="P6">分类专栏： <text:a xlink:type="simple" xlink:href="https://blog.csdn.net/followingturing/article/category/1195185" office:target-frame-name="_blank" xlink:show="new" text:style-name="Internet_20_link" text:visited-style-name="Visited_20_Internet_20_Link">搜索引擎 </text:a><text:a xlink:type="simple" xlink:href="https://blog.csdn.net/followingturing/article/category/729393" office:target-frame-name="_blank" xlink:show="new" text:style-name="Internet_20_link" text:visited-style-name="Visited_20_Internet_20_Link">Linux </text:a></text:p>
      <text:section text:style-name="Sect1" text:name="article_content">
        <text:p text:style-name="P6"/>
        <text:section text:style-name="Sect1" text:name="content_views">
          <text:p text:style-name="Text_20_body">非常好的一个命令，整理一下：</text:p>
          <text:p text:style-name="Text_20_body">百度百科：</text:p>
          <text:p text:style-name="Text_20_body">       <text:a xlink:type="simple" xlink:href="http://baike.baidu.com/view/1312507.htm" text:style-name="Internet_20_link" text:visited-style-name="Visited_20_Internet_20_Link">http://baike.baidu.com/view/1312507.htm</text:a></text:p>
          <text:p text:style-name="Text_20_body"/>
          <text:p text:style-name="P1"><text:span text:style-name="T1">wget</text:span><text:span text:style-name="T2">是在</text:span><text:span text:style-name="T1">Linux</text:span><text:span text:style-name="T2">下开发的开放源代码的软件，作者是</text:span><text:span text:style-name="T1">Hrvoje Niksic</text:span><text:span text:style-name="T2">，后来被移植到包括</text:span><text:span text:style-name="T1">Windows</text:span><text:span text:style-name="T2">在内的各个平台上。它有以下功能和特点：</text:span><text:span text:style-name="T1"><text:line-break/></text:span><text:span text:style-name="T2">（</text:span><text:span text:style-name="T1">1</text:span><text:span text:style-name="T2">）支持断点下传功能；这一点，也是网络蚂蚁和</text:span><text:span text:style-name="T1">FlashGet</text:span><text:span text:style-name="T2">当年最大的卖点，现在，</text:span><text:span text:style-name="T1">Wget</text:span><text:span text:style-name="T2">也可以使用此功能，那些网络不是太好的用户可以放心了；</text:span><text:span text:style-name="T1"><text:line-break/></text:span><text:span text:style-name="T2">（</text:span><text:span text:style-name="T1">2</text:span><text:span text:style-name="T2">）同时支持</text:span><text:span text:style-name="T1">FTP</text:span><text:span text:style-name="T2">和</text:span><text:span text:style-name="T1">HTTP</text:span><text:span text:style-name="T2">下载方式；尽管现在大部分软件可以使用</text:span><text:span text:style-name="T1">HTTP</text:span><text:span text:style-name="T2">方式下载，但是，有些时候，仍然需要使用</text:span><text:span text:style-name="T1">FTP</text:span><text:span text:style-name="T2">方式下载软件；</text:span><text:span text:style-name="T1"><text:line-break/></text:span><text:span text:style-name="T2">（</text:span><text:span text:style-name="T1">3</text:span><text:span text:style-name="T2">）支持代理服务器；对安全强度很高的系统而言，一般不会将自己的系统直接暴露在互联网上，所以，支持代理是下载软件必须有的功能；</text:span><text:span text:style-name="T1"><text:line-break/></text:span><text:span text:style-name="T2">（</text:span><text:span text:style-name="T1">4</text:span><text:span text:style-name="T2">）设置方便简单；可能，习惯图形界面的用户已经不是太习惯命令行了，但是，命令行在设置上其实有更多的优点，最少，鼠标可以少点很多次，也不要担心是否错点鼠标；</text:span><text:span text:style-name="T1"><text:line-break/></text:span><text:span text:style-name="T2">（</text:span><text:span text:style-name="T1">5</text:span><text:span text:style-name="T2">）程序小，完全免费；程序小可以考虑不计，因为现在的硬盘实在太大了；完全免费就不得不考虑了，即使网络上有很多所谓的免费软件，但是，这些软件的广告却不是我们喜欢的；</text:span><text:span text:style-name="T1"><text:line-break/></text:span><text:bookmark text:name="more-571"/><text:span text:style-name="T1"><text:line-break/>wget</text:span><text:span text:style-name="T2">虽然功能强大，但是使用起来还是比较简单的，基本的语法是：</text:span><text:span text:style-name="T1">wget [</text:span><text:span text:style-name="T2">参数列表</text:span><text:span text:style-name="T1">] URL</text:span><text:span text:style-name="T2">。下面就结合具体的例子来说明一下</text:span><text:span text:style-name="T1">wget</text:span><text:span text:style-name="T2">的用法。</text:span><text:span text:style-name="T1"><text:line-break/>1</text:span><text:span text:style-name="T2">、下载整个</text:span><text:span text:style-name="T1">http</text:span><text:span text:style-name="T2">或者</text:span><text:span text:style-name="T1">ftp</text:span><text:span text:style-name="T2">站点。</text:span><text:span text:style-name="T1"><text:line-break/>wget http://place.your.url/here<text:line-break/></text:span><text:span text:style-name="T2">这个命令可以将</text:span><text:span text:style-name="T1">http://place.your.url/here </text:span><text:span text:style-name="T2">首页下载下来。使用</text:span><text:span text:style-name="Strong_20_Emphasis"><text:span text:style-name="T3">-x</text:span></text:span><text:span text:style-name="T2">会强制建立服务器上一模一样的目录，如果使用</text:span><text:span text:style-name="Strong_20_Emphasis"><text:span text:style-name="T3">-nd</text:span></text:span><text:span text:style-name="T2">参数，那么服务器上下载的所有内容都会加到本地当前目录。</text:span></text:p>
          <text:p text:style-name="P1"><text:span text:style-name="T1">wget</text:span><text:span text:style-name="Strong_20_Emphasis"><text:span text:style-name="T3"> -r </text:span></text:span><text:span text:style-name="T1">http://place.your.url/here</text:span><text:span text:style-name="T5"><text:line-break/></text:span><text:span text:style-name="T2">这 个命令会按照递归的方法，下载服务器上所有的目录和文件，实质就是下载整个网站。这个命令一定要小心使</text:span><text:soft-page-break/><text:span text:style-name="T2">用，因为在下载的时候，被下载网站指向的所有地址同 样会被下载，因此，如果这个网站引用了其他网站，那么被引用的网站也会被下载下来！基于这个原因，这个参数不常用。可以用</text:span><text:span text:style-name="Strong_20_Emphasis"><text:span text:style-name="T3">-l number</text:span></text:span><text:span text:style-name="T2">参数来指定下载的层次。例如只下载两层，那么使用</text:span><text:span text:style-name="T1">-l 2</text:span><text:span text:style-name="T2">。</text:span></text:p>
          <text:p text:style-name="P1"><text:span text:style-name="T2">要是您想制作镜像站点，那么可以使用</text:span><text:span text:style-name="Strong_20_Emphasis"><text:span text:style-name="T4">－</text:span></text:span><text:span text:style-name="Strong_20_Emphasis"><text:span text:style-name="T3">m</text:span></text:span><text:span text:style-name="T2">参数，例如：</text:span><text:span text:style-name="T1">wget -m http://place.your.url/here</text:span><text:span text:style-name="T5"><text:line-break/></text:span><text:span text:style-name="T2">这时</text:span><text:span text:style-name="T1">wget</text:span><text:span text:style-name="T2">会自动判断合适的参数来制作镜像站点。此时，</text:span><text:span text:style-name="T1">wget</text:span><text:span text:style-name="T2">会登录到服务器上，读入</text:span><text:span text:style-name="T1">robots.txt</text:span><text:span text:style-name="T2">并按</text:span><text:span text:style-name="T1">robots.txt</text:span><text:span text:style-name="T2">的规定来执行。</text:span></text:p>
          <text:p text:style-name="P1"><text:span text:style-name="T1">2</text:span><text:span text:style-name="T2">、断点续传。</text:span><text:span text:style-name="T5"><text:line-break/></text:span><text:span text:style-name="T2">当文件特别大或者网络特别慢的时候，往往一个文件还没有下载完，连接就已经被切断，此时就需要断点续传。</text:span><text:span text:style-name="T1">wget</text:span><text:span text:style-name="T2">的断点续传是自动的，只需要使用</text:span><text:span text:style-name="Strong_20_Emphasis"><text:span text:style-name="T3">-c</text:span></text:span><text:span text:style-name="T2">参数，例如：</text:span><text:span text:style-name="T5"><text:line-break/></text:span><text:span text:style-name="T1">wget -c http://the.url.of/incomplete/file</text:span><text:span text:style-name="T5"><text:line-break/></text:span><text:span text:style-name="T2">使用断点续传要求服务器支持断点续传。</text:span><text:span text:style-name="Strong_20_Emphasis"><text:span text:style-name="T3">-t</text:span></text:span><text:span text:style-name="T2">参数表示重试次数，例如需要重试</text:span><text:span text:style-name="T1">100</text:span><text:span text:style-name="T2">次，那么就写</text:span><text:span text:style-name="T1">-t 100</text:span><text:span text:style-name="T2">，如果设成</text:span><text:span text:style-name="T1">-t 0</text:span><text:span text:style-name="T2">，那么表示无穷次重试，直到连接成功</text:span><text:span text:style-name="Strong_20_Emphasis"><text:span text:style-name="T4">。</text:span></text:span><text:span text:style-name="Strong_20_Emphasis"><text:span text:style-name="T3">-T</text:span></text:span><text:span text:style-name="T2">参数表示超时等待时间，例如</text:span><text:span text:style-name="T1">-T 120</text:span><text:span text:style-name="T2">，表示等待</text:span><text:span text:style-name="T1">120</text:span><text:span text:style-name="T2">秒连接不上就算超时。</text:span></text:p>
          <text:p text:style-name="P1"><text:span text:style-name="T1">3</text:span><text:span text:style-name="T2">、批量下载。</text:span><text:span text:style-name="T5"><text:line-break/></text:span><text:span text:style-name="T2">如果有多个文件需要下载，那么可以生成一个文件，把每个文件的</text:span><text:span text:style-name="T1">URL</text:span><text:span text:style-name="T2">写一行，例如生成文件</text:span><text:span text:style-name="T1">download.txt</text:span><text:span text:style-name="T2">，然后用命令：</text:span><text:span text:style-name="T1">wget</text:span><text:span text:style-name="Strong_20_Emphasis"><text:span text:style-name="T3"> -i </text:span></text:span><text:span text:style-name="T1">download.txt</text:span><text:span text:style-name="T5"><text:line-break/></text:span><text:span text:style-name="T2">这样就会把</text:span><text:span text:style-name="T1">download.txt</text:span><text:span text:style-name="T2">里面列出的每个</text:span><text:span text:style-name="T1">URL</text:span><text:span text:style-name="T2">都下载下来。（如果列的是文件就下载文件，如果列的是网站，那么下载首页）</text:span></text:p>
          <text:p text:style-name="P1"><text:span text:style-name="T1">4</text:span><text:span text:style-name="T2">、选择性的下载。</text:span><text:span text:style-name="T1"><text:line-break/></text:span><text:span text:style-name="T2">可以指定让</text:span><text:span text:style-name="T1">wget</text:span><text:span text:style-name="T2">只下载一类文件，或者不下载什么文件。例如：</text:span><text:span text:style-name="T1"><text:line-break/>wget -m </text:span><text:span text:style-name="Strong_20_Emphasis"><text:span text:style-name="T3">–reject</text:span></text:span><text:span text:style-name="T1">=gif http://target.web.site/subdirectory</text:span><text:span text:style-name="T5"><text:line-break/></text:span><text:span text:style-name="T2">表示下载</text:span><text:span text:style-name="T1">http://target.web.site/subdirectory</text:span><text:span text:style-name="T2">，但是忽略</text:span><text:span text:style-name="T1">gif</text:span><text:span text:style-name="T2">文件。</text:span><text:span text:style-name="Strong_20_Emphasis"><text:span text:style-name="T4">–</text:span></text:span><text:span text:style-name="Strong_20_Emphasis"><text:span text:style-name="T3">accept</text:span></text:span><text:span text:style-name="T1">=LIST </text:span><text:span text:style-name="T2">可以接受的文件类型，</text:span><text:span text:style-name="Strong_20_Emphasis"><text:span text:style-name="T4">–</text:span></text:span><text:span text:style-name="Strong_20_Emphasis"><text:span text:style-name="T3">reject</text:span></text:span><text:span text:style-name="T1">=LIST</text:span><text:span text:style-name="T2">拒绝接受的文件类型。</text:span></text:p>
          <text:p text:style-name="P1"><text:span text:style-name="T1">5</text:span><text:span text:style-name="T2">、密码和认证。</text:span><text:span text:style-name="T5"><text:line-break/></text:span><text:span text:style-name="T1">wget</text:span><text:span text:style-name="T2">只能处理利用用户名</text:span><text:span text:style-name="T1">/</text:span><text:span text:style-name="T2">密码方式限制访问的网站，可以利用两个参数：</text:span><text:span text:style-name="T5"><text:line-break/></text:span><text:span text:style-name="Strong_20_Emphasis"><text:span text:style-name="T3">–http-user</text:span></text:span><text:span text:style-name="T1">=USER</text:span><text:span text:style-name="T2">设置</text:span><text:span text:style-name="T1">HTTP</text:span><text:span text:style-name="T2">用户</text:span><text:span text:style-name="T5"><text:line-break/></text:span><text:span text:style-name="Strong_20_Emphasis"><text:span text:style-name="T3">–http-passwd</text:span></text:span><text:span text:style-name="T1">=PASS</text:span><text:span text:style-name="T2">设置</text:span><text:span text:style-name="T1">HTTP</text:span><text:span text:style-name="T2">密码</text:span><text:span text:style-name="T5"><text:line-break/></text:span><text:span text:style-name="T2">对于需要证书做认证的网站，就只能利用其他下载工具了，例如</text:span><text:span text:style-name="T1">curl</text:span><text:span text:style-name="T2">。</text:span></text:p>
          <text:p text:style-name="P1"><text:span text:style-name="T1">6</text:span><text:span text:style-name="T2">、利用代理服务器进行下载。</text:span><text:span text:style-name="T5"><text:line-break/></text:span><text:span text:style-name="T2">如果用户的网络需要经过代理服务器，那么可以让</text:span><text:span text:style-name="T1">wget</text:span><text:span text:style-name="T2">通过代理服务器进行文件的下载。此时需要在当前用户的目录下创建一个</text:span><text:span text:style-name="T1">.wgetrc</text:span><text:span text:style-name="T2">文件。文件中可以设置代理服务器：</text:span><text:span text:style-name="T5"><text:line-break/></text:span><text:span text:style-name="T1">http-proxy = 111.111.111.111:8080</text:span><text:span text:style-name="T5"><text:line-break/></text:span><text:span text:style-name="T1">ftp-proxy = 111.111.111.111:8080</text:span><text:span text:style-name="T5"><text:line-break/></text:span><text:span text:style-name="T2">分别表示</text:span><text:span text:style-name="T1">http</text:span><text:span text:style-name="T2">的代理服务器和</text:span><text:span text:style-name="T1">ftp</text:span><text:span text:style-name="T2">的代理服务器。如果代理服务器需要密码则使用：</text:span><text:span text:style-name="T5"><text:line-break/></text:span><text:span text:style-name="Strong_20_Emphasis"><text:span text:style-name="T3">–proxy-user</text:span></text:span><text:span text:style-name="T1">=USER</text:span><text:span text:style-name="T2">设置代理用户</text:span><text:span text:style-name="T5"><text:line-break/></text:span><text:span text:style-name="Strong_20_Emphasis"><text:span text:style-name="T3">–proxy-passwd</text:span></text:span><text:span text:style-name="T1">=PASS</text:span><text:span text:style-name="T2">设置代理密码</text:span><text:span text:style-name="T5"><text:line-break/></text:span><text:span text:style-name="T2">这两个参数。</text:span><text:span text:style-name="T5"><text:line-break/></text:span><text:soft-page-break/><text:span text:style-name="T2">使用参数</text:span><text:span text:style-name="Strong_20_Emphasis"><text:span text:style-name="T4">–</text:span></text:span><text:span text:style-name="Strong_20_Emphasis"><text:span text:style-name="T3">proxy=on/off</text:span></text:span><text:span text:style-name="T1"> </text:span><text:span text:style-name="T2">使用或者关闭代理。</text:span><text:span text:style-name="T5"><text:line-break/></text:span><text:span text:style-name="T1">wget</text:span><text:span text:style-name="T2">还有很多有用的功能，需要用户去挖掘。</text:span></text:p>
          <text:p text:style-name="P2">附录：</text:p>
          <text:p text:style-name="P3"><text:span text:style-name="T6">命令格式：</text:span><text:span text:style-name="T5"><text:line-break/>wget [</text:span><text:span text:style-name="T6">参数列表</text:span><text:span text:style-name="T5">] [</text:span><text:span text:style-name="T6">目标软件、网页的网址</text:span><text:span text:style-name="T5">]</text:span></text:p>
          <text:p text:style-name="P5"><text:span text:style-name="T5">-V,–version </text:span><text:span text:style-name="T6">显示软件版本号然后退出；</text:span><text:span text:style-name="T5"><text:line-break/>-h,–help</text:span><text:span text:style-name="T6">显示软件帮助信息；</text:span><text:span text:style-name="T5"><text:line-break/>-e,–execute=COMMAND </text:span><text:span text:style-name="T6">执行一个 “</text:span><text:span text:style-name="T5">.wgetrc”</text:span><text:span text:style-name="T6">命令</text:span></text:p>
          <text:p text:style-name="P5"><text:span text:style-name="T5">-o,–output-file=FILE </text:span><text:span text:style-name="T6">将软件输出信息保存到文件；</text:span><text:span text:style-name="T5"><text:line-break/>-a,–append-output=FILE</text:span><text:span text:style-name="T6">将软件输出信息追加到文件；</text:span><text:span text:style-name="T5"><text:line-break/>-d,–debug</text:span><text:span text:style-name="T6">显示输出信息；</text:span><text:span text:style-name="T5"><text:line-break/>-q,–quiet </text:span><text:span text:style-name="T6">不显示输出信息；</text:span><text:span text:style-name="T5"><text:line-break/>-i,–input-file=FILE </text:span><text:span text:style-name="T6">从文件中取得</text:span><text:span text:style-name="T5">URL</text:span><text:span text:style-name="T6">；</text:span></text:p>
          <text:p text:style-name="P5"><text:span text:style-name="T5">-t,–tries=NUMBER </text:span><text:span text:style-name="T6">是否下载次数（</text:span><text:span text:style-name="T5">0</text:span><text:span text:style-name="T6">表示无穷次）</text:span><text:span text:style-name="T5"><text:line-break/>-O –output-document=FILE</text:span><text:span text:style-name="T6">下载文件保存为别的文件名</text:span><text:span text:style-name="T5"><text:line-break/>-nc, –no-clobber </text:span><text:span text:style-name="T6">不要覆盖已经存在的文件</text:span><text:span text:style-name="T5"><text:line-break/>-N,–timestamping</text:span><text:span text:style-name="T6">只下载比本地新的文件</text:span><text:span text:style-name="T5"><text:line-break/>-T,–timeout=SECONDS </text:span><text:span text:style-name="T6">设置超时时间</text:span><text:span text:style-name="T5"><text:line-break/>-Y,–proxy=on/off </text:span><text:span text:style-name="T6">关闭代理</text:span></text:p>
          <text:p text:style-name="P5"><text:span text:style-name="T5">-nd,–no-directories </text:span><text:span text:style-name="T6">不建立目录</text:span><text:span text:style-name="T5"><text:line-break/>-x,–force-directories </text:span><text:span text:style-name="T6">强制建立目录</text:span></text:p>
          <text:p text:style-name="P5">–<text:span text:style-name="T5">http-user=USER</text:span><text:span text:style-name="T6">设置</text:span><text:span text:style-name="T5">HTTP</text:span><text:span text:style-name="T6">用户</text:span><text:span text:style-name="T5"><text:line-break/>–http-passwd=PASS</text:span><text:span text:style-name="T6">设置</text:span><text:span text:style-name="T5">HTTP</text:span><text:span text:style-name="T6">密码</text:span><text:span text:style-name="T5"><text:line-break/>–proxy-user=USER</text:span><text:span text:style-name="T6">设置代理用户</text:span><text:span text:style-name="T5"><text:line-break/>–proxy-passwd=PASS</text:span><text:span text:style-name="T6">设置代理密码</text:span></text:p>
          <text:p text:style-name="P5"><text:span text:style-name="T5">-r,–recursive </text:span><text:span text:style-name="T6">下载整个网站、目录（小心使用）</text:span><text:span text:style-name="T5"><text:line-break/>-l,–level=NUMBER </text:span><text:span text:style-name="T6">下载层次</text:span></text:p>
          <text:p text:style-name="P5"><text:span text:style-name="T5">-A,–accept=LIST </text:span><text:span text:style-name="T6">可以接受的文件类型</text:span><text:span text:style-name="T5"><text:line-break/>-R,–reject=LIST</text:span><text:span text:style-name="T6">拒绝接受的文件类型</text:span><text:span text:style-name="T5"><text:line-break/>-D,–domains=LIST</text:span><text:span text:style-name="T6">可以接受的域名</text:span><text:span text:style-name="T5"><text:line-break/>–exclude-domains=LIST</text:span><text:span text:style-name="T6">拒绝的域名</text:span><text:span text:style-name="T5"><text:line-break/>-L,–relative </text:span><text:span text:style-name="T6">下载关联链接</text:span><text:span text:style-name="T5"><text:line-break/>–follow-ftp </text:span><text:span text:style-name="T6">只下载</text:span><text:span text:style-name="T5">FTP</text:span><text:span text:style-name="T6">链接</text:span><text:span text:style-name="T5"><text:line-break/>-H,–span-hosts </text:span><text:span text:style-name="T6">可以下载外面的主机</text:span><text:span text:style-name="T5"><text:line-break/>-I,–include-directories=LIST</text:span><text:span text:style-name="T6">允许的目录</text:span><text:span text:style-name="T5"><text:line-break/>-X,–exclude-directories=LIST </text:span><text:span text:style-name="T6">拒绝的目录</text:span></text:p>
          <text:p text:style-name="P3"><text:soft-page-break/><text:span text:style-name="T6">中文文档名在平常的情况下会被编码， 但是在 –</text:span><text:span text:style-name="T5">cut-dirs </text:span><text:span text:style-name="T6">时又是正常的，</text:span><text:span text:style-name="T5"><text:line-break/>wget -r -np -nH –cut-dirs=3 ftp://host/test/<text:line-break/></text:span><text:span text:style-name="T6">测试</text:span><text:span text:style-name="T5">.txt<text:line-break/>wget -r -np -nH -nd ftp://host/test/<text:line-break/>%B4%FA%B8%D5.txt<text:line-break/>wget “ftp://host/test/*”<text:line-break/>%B4%FA%B8%D5.txt</text:span></text:p>
          <text:p text:style-name="P3"><text:span text:style-name="T6">由 於不知名的原因，可能是为了避开特殊档名， </text:span><text:span text:style-name="T5">wget </text:span><text:span text:style-name="T6">会自动将抓取档名的部分用 </text:span><text:span text:style-name="T5">encode_string </text:span><text:span text:style-name="T6">处理过， 所以该 </text:span><text:span text:style-name="T5">patch </text:span><text:span text:style-name="T6">就把被 </text:span><text:span text:style-name="T5">encode_string </text:span><text:span text:style-name="T6">处理成 “</text:span><text:span text:style-name="T5">%3A” </text:span><text:span text:style-name="T6">这种东西， 用 </text:span><text:span text:style-name="T5">decode_string </text:span><text:span text:style-name="T6">还原成 “</text:span><text:span text:style-name="T5">:”</text:span><text:span text:style-name="T6">，并套用在目录与档案名称的部分，</text:span><text:span text:style-name="T5">decode_string </text:span><text:span text:style-name="T6">是 </text:span><text:span text:style-name="T5">wget </text:span><text:span text:style-name="T6">内建的函式。</text:span></text:p>
          <text:p text:style-name="P4">wget -t0 -c -nH -x -np -b -m -P /home/sunny/NOD32view/  http://downloads1.kaspersky-labs.com/bases/ -o wget.log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'Lucida Sans Unicode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2:14:03.692352651</meta:creation-date>
    <dc:date>2019-09-11T12:18:41.324641823</dc:date>
    <meta:editing-duration>PT4M37S</meta:editing-duration>
    <meta:editing-cycles>1</meta:editing-cycles>
    <meta:document-statistic meta:table-count="0" meta:image-count="0" meta:object-count="0" meta:page-count="4" meta:paragraph-count="29" meta:word-count="2030" meta:character-count="3659" meta:non-whitespace-character-count="3465"/>
    <meta:generator>LibreOffice/5.1.6.2$Linux_X86_64 LibreOffice_project/10m0$Build-2</meta:generator>
  </office:meta>
</office:document-meta>
</file>